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667cm" fo:margin-left="0.111cm" style:page-number="auto" fo:break-before="page" table:align="left" style:writing-mode="lr-tb"/>
    </style:style>
    <style:style style:name="Table1.A" style:family="table-column">
      <style:table-column-properties style:column-width="17.6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711cm" fo:margin-left="0.067cm" table:align="left" style:writing-mode="lr-tb"/>
    </style:style>
    <style:style style:name="Table2.A" style:family="table-column">
      <style:table-column-properties style:column-width="6.085cm"/>
    </style:style>
    <style:style style:name="Table2.B" style:family="table-column">
      <style:table-column-properties style:column-width="3.836cm"/>
    </style:style>
    <style:style style:name="Table2.C" style:family="table-column">
      <style:table-column-properties style:column-width="2.999cm"/>
    </style:style>
    <style:style style:name="Table2.D" style:family="table-column">
      <style:table-column-properties style:column-width="4.7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0.379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6" style:family="table-row">
      <style:table-row-properties style:min-row-height="1.582cm" fo:keep-together="auto"/>
    </style:style>
    <style:style style:name="P1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11.5pt" fo:font-style="normal" fo:text-shadow="none" style:text-underline-style="none" fo:font-weight="bold" style:font-name-asian="Times New Romances" style:font-size-asian="11.5pt" style:font-style-asian="normal" style:font-weight-asian="bold" style:font-name-complex="Times New Romances" style:font-size-complex="11.5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Times New Romances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font-name="Times New Romances" fo:font-size="9pt" fo:font-style="normal" fo:text-shadow="none" style:text-underline-style="none" fo:font-weight="normal" style:font-name-asian="Lohit Hindi1" style:font-size-asian="9pt" style:font-style-asian="normal" style:font-weight-asian="normal" style:font-name-complex="Lohit Hindi1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8pt" fo:font-style="normal" fo:text-shadow="none" style:text-underline-style="none" fo:font-weight="normal" style:font-name-asian="Times New Romances" style:font-size-asian="8pt" style:font-style-asian="normal" style:font-weight-asian="normal" style:font-name-complex="Verdana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font-name="Times New Romances"/>
    </style:style>
    <style:style style:name="P8" style:family="paragraph" style:parent-style-name="Standard">
      <style:text-properties style:font-name="Times New Romances" fo:font-size="8pt" style:text-underline-style="none" style:font-size-asian="8pt" style:font-name-complex="Verdana" style:font-size-complex="8pt"/>
    </style:style>
    <style:style style:name="P9" style:family="paragraph" style:parent-style-name="Standard">
      <style:paragraph-properties style:snap-to-layout-grid="false"/>
      <style:text-properties style:font-name="Times New Romances" fo:font-size="8pt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name-complex="Verdana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imes New Romances" fo:font-size="10pt" style:font-size-asian="10pt" style:font-name-complex="Verdana" style:font-size-complex="10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Verdana" style:font-size-complex="9pt"/>
    </style:style>
    <style:style style:name="P13" style:family="paragraph" style:parent-style-name="Standard">
      <style:paragraph-properties fo:margin-left="0cm" fo:margin-right="10.142cm" fo:text-indent="0cm" style:auto-text-indent="false"/>
    </style:style>
    <style:style style:name="P14" style:family="paragraph" style:parent-style-name="Standard">
      <style:paragraph-properties fo:margin-left="0.009cm" fo:margin-right="4.572cm" fo:text-align="center" style:justify-single-word="false" fo:text-indent="0cm" style:auto-text-indent="false"/>
      <style:text-properties style:text-outline="false" style:text-line-through-style="none" style:font-name="Times New Romances" fo:font-size="11.5pt" fo:font-style="normal" fo:text-shadow="none" style:text-underline-style="none" fo:font-weight="bold" style:font-name-asian="Times New Romances" style:font-size-asian="11.5pt" style:font-style-asian="normal" style:font-weight-asian="bold" style:font-name-complex="Times New Romances" style:font-size-complex="11.5pt" style:font-style-complex="normal" style:font-weight-complex="bold" style:text-emphasize="none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s" fo:font-size="8pt" style:text-underline-style="solid" style:text-underline-width="auto" style:text-underline-color="font-color" style:font-size-asian="8pt" style:font-name-complex="Verdan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font-name="Times New Romances" fo:font-size="9pt" style:font-size-asian="9pt" style:font-name-complex="Times New Romances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name-complex="Verdana" style:font-size-complex="8pt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bold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margin-left="0.009cm" fo:margin-right="-0.434cm" fo:text-align="center" style:justify-single-word="false" fo:text-indent="0cm" style:auto-text-indent="false"/>
      <style:text-properties style:font-name="Times New Romances" fo:font-size="8pt" style:font-size-asian="8pt" style:font-name-complex="Verdan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fo:font-weight="normal" style:font-name-asian="Lohit Hindi1" style:font-size-asian="9pt" style:font-weight-asian="normal" style:font-name-complex="Lohit Hindi1" style:font-size-complex="9pt" style:font-weight-complex="normal"/>
    </style:style>
    <style:style style:name="T4" style:family="text">
      <style:text-properties fo:font-size="9pt" style:font-name-asian="Lohit Hindi1" style:font-size-asian="9pt" style:font-name-complex="Lohit Hindi1" style:font-size-complex="9pt"/>
    </style:style>
    <style:style style:name="T5" style:family="text">
      <style:text-properties fo:font-size="9pt" style:text-underline-style="solid" style:text-underline-width="auto" style:text-underline-color="font-color" fo:font-weight="normal" style:font-size-asian="9pt" style:font-weight-asian="normal" style:font-name-complex="Verdana" style:font-size-complex="9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imes New Romances" style:font-name-complex="Times New Romances"/>
    </style:style>
    <style:style style:name="T8" style:family="text">
      <style:text-properties style:text-underline-style="solid" style:text-underline-width="auto" style:text-underline-color="font-color" style:font-name-asian="Times New Romances" style:font-name-complex="Verdana"/>
    </style:style>
    <style:style style:name="T9" style:family="text">
      <style:text-properties style:text-outline="false" style:text-line-through-style="none" fo:font-style="normal" fo:text-shadow="none" style:text-underline-style="none" fo:font-weight="bold" style:font-name-asian="Times New Romances" style:font-style-asian="normal" style:font-weight-asian="bold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 text:c="32"/><text:span text:style-name="T1">V.V.TITANIUM PIGMENTS PRIVATE LIMITED <text:s text:c="23"/></text:span></text:p>
            <text:p text:style-name="P2"><text:span text:style-name="T1"><text:s text:c="64"/></text:span><text:span text:style-name="T2">THOOTHUKUDI <text:s text:c="36"/></text:span><text:span text:style-name="T3">VVTi//STO/QP/005/016</text:span></text:p>
            <text:p text:style-name="P2"><text:span text:style-name="T3"><text:s text:c="27"/></text:span><text:span text:style-name="T4">STOCK TRANSFER ADVISE</text:span><text:span text:style-name="T1"> <text:s text:c="32"/></text:span><text:span text:style-name="T2">Date: </text:span><text:span text:style-name="T5"><text:placeholder text:placeholder-type="text">&lt;get_date(o.date)&gt;</text:placeholder></text:span></text:p>
            <text:p text:style-name="P3"/>
            <text:p text:style-name="P5"><text:span text:style-name="T7">The following FSH bags are transferred in to </text:span><text:span text:style-name="T6">GODOWN V.V Minerals Warehouse </text:span>at Harbour Construction road, Thoothukkudi for storage through <text:span text:style-name="T7">Truck No: <text:s/></text:span><text:span text:style-name="T8"><text:placeholder text:placeholder-type="text">&lt;o.truck_no and (o.truck_no).upper() or ''&gt;</text:placeholder></text:span>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/>
            <text:p text:style-name="P15"/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<text:span text:style-name="T9">Description</text:span></text:p>
          </table:table-cell>
          <table:table-cell table:style-name="Table2.A1" office:value-type="string">
            <text:p text:style-name="P20">No.of Bags </text:p>
            <text:p text:style-name="P10"/>
          </table:table-cell>
          <table:table-cell table:style-name="Table2.A1" office:value-type="string">
            <text:p text:style-name="P20">MT</text:p>
            <text:p text:style-name="P10"/>
          </table:table-cell>
          <table:table-cell table:style-name="Table2.D1" office:value-type="string">
            <text:p text:style-name="P20">Remarks</text:p>
            <text:p text:style-name="P21"/>
          </table:table-cell>
        </table:table-row>
        <table:table-row table:style-name="Table2.1">
          <table:table-cell table:style-name="Table2.A2" table:number-columns-spanned="4" office:value-type="string">
            <text:p text:style-name="P17"><text:placeholder text:placeholder-type="text">&lt;for each="seq,line in enumerate(o.batch_line)"&gt;</text:placeholder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6"/>
            <text:p text:style-name="P16"/>
            <text:p text:style-name="P16">FERROUS SULPHATE(FSH)</text:p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4"><text:placeholder text:placeholder-type="text">&lt;line.bags or ''&gt;</text:placeholder></text:p>
          </table:table-cell>
          <table:table-cell table:style-name="Table2.A1" office:value-type="string">
            <text:p text:style-name="P4"><text:placeholder text:placeholder-type="text">&lt;line.qty or 0.00&gt;</text:placeholder></text:p>
          </table:table-cell>
          <table:table-cell table:style-name="Table2.D1" office:value-type="string">
            <text:p text:style-name="P4"><text:placeholder text:placeholder-type="text">&lt;line.remarks or ''&gt;</text:placeholder></text:p>
          </table:table-cell>
        </table:table-row>
        <table:table-row table:style-name="Table2.4">
          <table:table-cell table:style-name="Table2.A2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5" office:value-type="string">
            <text:p text:style-name="P11">Total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6"/>
          </table:table-cell>
          <table:table-cell table:style-name="Table2.A2" office:value-type="string">
            <text:p text:style-name="P7"/>
          </table:table-cell>
        </table:table-row>
        <table:table-row table:style-name="Table2.6">
          <table:table-cell table:style-name="Table2.A2" table:number-columns-spanned="4" office:value-type="string">
            <text:p text:style-name="P10"/>
            <text:p text:style-name="P10"/>
            <text:p text:style-name="P10"/>
            <text:p text:style-name="P10">Desp. by <text:s text:c="34"/>Recd. by <text:s text:c="40"/>Store I/C <text:s text:c="42"/>Security <text:s/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5.399cm" style:type="center"/>
          <style:tab-stop style:position="30.7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29.071cm" style:num-format="1" style:print-orientation="portrait" fo:margin-top="2cm" fo:margin-bottom="2cm" fo:margin-left="1.191cm" fo:margin-right="1.98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1-18T14:19:35</dc:date>
    <meta:editing-duration>PT3H42M41S</meta:editing-duration>
    <meta:editing-cycles>169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16" meta:word-count="67" meta:character-count="842" meta:non-whitespace-character-count="456"/>
  </office:meta>
</office:document-meta>
</file>